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cb74" officeooo:paragraph-rsid="0019cb74"/>
    </style:style>
    <style:style style:name="P2" style:family="paragraph" style:parent-style-name="Standard">
      <style:text-properties officeooo:rsid="001c6326" officeooo:paragraph-rsid="001c6326"/>
    </style:style>
    <style:style style:name="T1" style:family="text">
      <style:text-properties officeooo:rsid="001ad312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) la memoria es de 256 bytes</text:p>
      <text:p text:style-name="P1">b) <text:span text:style-name="T1">como el PC direcciona a bytes y no a instrucciones su tamño es de 8 bit</text:span></text:p>
      <text:p text:style-name="P1"><text:s/><text:span text:style-name="T1">ya que apunta a 256 direcciones</text:span></text:p>
      <text:p text:style-name="P2">c) el IR se encuentra dentro de la unidad de control y se encarga de almacenar la instrucción para que la unidad de control pueda leer sus datos, dado que almacena una istruccion y las intrucciones son de 16 bit el tamaño del IR es ede 16 bit</text:p>
      <text:p text:style-name="P2">d)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0T20:31:40.950223381</meta:creation-date>
    <dc:date>2025-10-11T03:39:49.253632165</dc:date>
    <meta:editing-duration>PT4H58M8S</meta:editing-duration>
    <meta:editing-cycles>1</meta:editing-cycles>
    <meta:document-statistic meta:table-count="0" meta:image-count="0" meta:object-count="0" meta:page-count="1" meta:paragraph-count="5" meta:word-count="79" meta:character-count="379" meta:non-whitespace-character-count="304"/>
    <meta:generator>LibreOffice/24.2.7.2$Linux_X86_64 LibreOffice_project/420$Build-2</meta:generator>
  </office:meta>
</office:document-meta>
</file>